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3" style:parent-style-name="Normal1" style:family="paragraph">
      <style:text-properties fo:background-color="#FFFF00"/>
    </style:style>
    <style:style style:name="P4" style:parent-style-name="Normal1" style:family="paragraph">
      <style:text-properties fo:background-color="#FFFF00"/>
    </style:style>
    <style:style style:name="P5" style:parent-style-name="Normal1" style:family="paragraph">
      <style:text-properties fo:background-color="#FFFF00"/>
    </style:style>
    <style:style style:name="P6" style:parent-style-name="Normal1" style:family="paragraph">
      <style:text-properties fo:background-color="#FFFF00"/>
    </style:style>
    <style:style style:name="P7" style:parent-style-name="Normal1" style:family="paragraph">
      <style:text-properties fo:background-color="#FFFF00"/>
    </style:style>
    <style:style style:name="P8" style:parent-style-name="Normal1" style:family="paragraph">
      <style:text-properties fo:background-color="#FFFF00"/>
    </style:style>
    <style:style style:name="P9" style:parent-style-name="Normal1" style:family="paragraph">
      <style:text-properties fo:background-color="#FFFF00"/>
    </style:style>
    <style:style style:name="T10" style:parent-style-name="DefaultParagraphFont" style:family="text">
      <style:text-properties fo:background-color="#FFFF00"/>
    </style:style>
    <style:style style:name="P1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use-window-font-color="true" fo:background-color="#FFFF00" fo:hyphenate="true"/>
    </style:style>
    <style:style style:name="P12" style:parent-style-name="Normal1" style:family="paragraph">
      <style:text-properties fo:background-color="#FFFF00"/>
    </style:style>
    <style:style style:name="P13" style:parent-style-name="Normal1" style:family="paragraph">
      <style:text-properties fo:background-color="#FFFF00"/>
    </style:style>
    <style:style style:name="T14" style:parent-style-name="DefaultParagraphFont" style:family="text">
      <style:text-properties fo:background-color="#FFFF00"/>
    </style:style>
    <style:style style:name="T15" style:parent-style-name="DefaultParagraphFont" style:family="text">
      <style:text-properties fo:background-color="#FFFF00"/>
    </style:style>
    <style:style style:name="P16" style:parent-style-name="Normal1" style:family="paragraph">
      <style:text-properties fo:background-color="#FFFF00"/>
    </style:style>
    <style:style style:name="P17" style:parent-style-name="Normal1" style:family="paragraph">
      <style:text-properties fo:background-color="#FFFF00"/>
    </style:style>
    <style:style style:name="P18" style:parent-style-name="Normal1" style:family="paragraph">
      <style:text-properties fo:background-color="#FFFF00"/>
    </style:style>
    <style:style style:name="P19" style:parent-style-name="Normal1" style:family="paragraph">
      <style:text-properties fo:background-color="#FFFF00"/>
    </style:style>
    <style:style style:name="T20" style:parent-style-name="DefaultParagraphFont" style:family="text">
      <style:text-properties fo:background-color="#FFFF00"/>
    </style:style>
    <style:style style:name="T21" style:parent-style-name="DefaultParagraphFont" style:family="text">
      <style:text-properties fo:background-color="#FFFF00"/>
    </style:style>
    <style:style style:name="P22" style:parent-style-name="Normal1" style:family="paragraph">
      <style:text-properties fo:background-color="#FFFF00"/>
    </style:style>
    <style:style style:name="P23" style:parent-style-name="Normal1" style:family="paragraph">
      <style:text-properties fo:background-color="#FFFF00"/>
    </style:style>
    <style:style style:name="P24" style:parent-style-name="Normal1" style:family="paragraph">
      <style:text-properties fo:background-color="#FFFF00"/>
    </style:style>
    <style:style style:name="P25" style:parent-style-name="Normal1" style:family="paragraph">
      <style:text-properties fo:background-color="#FFFF00"/>
    </style:style>
    <style:style style:name="T26" style:parent-style-name="DefaultParagraphFont" style:family="text">
      <style:text-properties fo:background-color="#FFFF00"/>
    </style:style>
    <style:style style:name="P27" style:parent-style-name="Normal1" style:family="paragraph">
      <style:text-properties fo:background-color="#FFFF00"/>
    </style:style>
    <style:style style:name="P28" style:parent-style-name="Normal1" style:family="paragraph">
      <style:text-properties fo:background-color="#FFFF00"/>
    </style:style>
    <style:style style:name="P29" style:parent-style-name="Normal1" style:family="paragraph">
      <style:text-properties fo:background-color="#FFFF00"/>
    </style:style>
    <style:style style:name="P30" style:parent-style-name="Normal1" style:family="paragraph">
      <style:text-properties fo:background-color="#FFFF00"/>
    </style:style>
    <style:style style:name="T31" style:parent-style-name="DefaultParagraphFont" style:family="text">
      <style:text-properties fo:background-color="#FFFF00"/>
    </style:style>
    <style:style style:name="T32" style:parent-style-name="DefaultParagraphFont" style:family="text">
      <style:text-properties fo:background-color="#FFFF00"/>
    </style:style>
    <style:style style:name="P33" style:parent-style-name="Normal1" style:family="paragraph">
      <style:text-properties fo:background-color="#FFFF00"/>
    </style:style>
    <style:style style:name="P34" style:parent-style-name="Normal1" style:family="paragraph">
      <style:text-properties fo:background-color="#FFFF00"/>
    </style:style>
    <style:style style:name="P35" style:parent-style-name="Normal1" style:family="paragraph">
      <style:text-properties fo:background-color="#FFFF00"/>
    </style:style>
    <style:style style:name="P36" style:parent-style-name="Normal1" style:family="paragraph">
      <style:text-properties fo:background-color="#FFFF00"/>
    </style:style>
    <style:style style:name="P37" style:parent-style-name="Normal1" style:family="paragraph">
      <style:text-properties fo:background-color="#FFFF00"/>
    </style:style>
    <style:style style:name="P38" style:parent-style-name="Normal1" style:family="paragraph">
      <style:text-properties fo:background-color="#FFFF00"/>
    </style:style>
    <style:style style:name="P39" style:parent-style-name="Normal1" style:family="paragraph">
      <style:text-properties fo:background-color="#FFFF00"/>
    </style:style>
    <style:style style:name="P40" style:parent-style-name="Normal1" style:family="paragraph">
      <style:text-properties fo:background-color="#FFFF00"/>
    </style:style>
    <style:style style:name="P41" style:parent-style-name="Normal1" style:family="paragraph">
      <style:text-properties fo:background-color="#FFFF00"/>
    </style:style>
    <style:style style:name="P42" style:parent-style-name="Normal1" style:family="paragraph">
      <style:text-properties fo:background-color="#FFFF00"/>
    </style:style>
    <style:style style:name="P43" style:parent-style-name="Normal1" style:family="paragraph">
      <style:text-properties fo:background-color="#FFFF00"/>
    </style:style>
    <style:style style:name="P44" style:parent-style-name="Normal1" style:family="paragraph">
      <style:text-properties fo:background-color="#FFFF00"/>
    </style:style>
    <style:style style:name="P45" style:parent-style-name="Normal1" style:family="paragraph">
      <style:text-properties fo:background-color="#FFFF00"/>
    </style:style>
    <style:style style:name="P46" style:parent-style-name="Normal1" style:family="paragraph">
      <style:text-properties fo:background-color="#FFFF00"/>
    </style:style>
    <style:style style:name="P47" style:parent-style-name="Normal1" style:family="paragraph">
      <style:text-properties fo:background-color="#FFFF00"/>
    </style:style>
    <style:style style:name="P48" style:parent-style-name="Normal1" style:family="paragraph">
      <style:text-properties fo:background-color="#FFFF00"/>
    </style:style>
    <style:style style:name="P49" style:parent-style-name="Normal1" style:family="paragraph">
      <style:text-properties fo:background-color="#FFFF00"/>
    </style:style>
    <style:style style:name="P50" style:parent-style-name="Normal1" style:family="paragraph">
      <style:text-properties fo:background-color="#FFFF00"/>
    </style:style>
    <style:style style:name="P51" style:parent-style-name="Normal1" style:family="paragraph">
      <style:text-properties fo:background-color="#FFFF00"/>
    </style:style>
    <style:style style:name="P52" style:parent-style-name="Normal1" style:family="paragraph">
      <style:text-properties fo:background-color="#FFFF00"/>
    </style:style>
    <style:style style:name="P53" style:parent-style-name="Normal1" style:family="paragraph">
      <style:text-properties fo:background-color="#FFFF00"/>
    </style:style>
    <style:style style:name="P54" style:parent-style-name="Normal1" style:family="paragraph">
      <style:text-properties fo:background-color="#FFFF00"/>
    </style:style>
    <style:style style:name="P55" style:parent-style-name="Normal1" style:family="paragraph">
      <style:text-properties fo:background-color="#FFFF00"/>
    </style:style>
    <style:style style:name="P56" style:parent-style-name="Normal1" style:family="paragraph">
      <style:text-properties fo:background-color="#FFFF00"/>
    </style:style>
    <style:style style:name="T57" style:parent-style-name="DefaultParagraphFont" style:family="text">
      <style:text-properties fo:background-color="#FFFF00"/>
    </style:style>
    <style:style style:name="T58" style:parent-style-name="DefaultParagraphFont" style:family="text">
      <style:text-properties fo:background-color="#FFFF00"/>
    </style:style>
    <style:style style:name="P59" style:parent-style-name="Normal1" style:family="paragraph">
      <style:text-properties fo:background-color="#FFFF00"/>
    </style:style>
    <style:style style:name="P60" style:parent-style-name="Normal1" style:family="paragraph">
      <style:text-properties fo:background-color="#FFFF00"/>
    </style:style>
    <style:style style:name="P61" style:parent-style-name="Normal1" style:family="paragraph">
      <style:text-properties fo:background-color="#FFFF00"/>
    </style:style>
    <style:style style:name="P62" style:parent-style-name="Normal1" style:family="paragraph">
      <style:text-properties fo:background-color="#FFFF00"/>
    </style:style>
    <style:style style:name="P63" style:parent-style-name="Normal1" style:family="paragraph">
      <style:text-properties fo:background-color="#FFFF00"/>
    </style:style>
    <style:style style:name="P64" style:parent-style-name="Normal1" style:family="paragraph">
      <style:text-properties fo:background-color="#FFFF00"/>
    </style:style>
    <style:style style:name="P65" style:parent-style-name="Normal1" style:family="paragraph">
      <style:text-properties fo:background-color="#FFFF00"/>
    </style:style>
    <style:style style:name="P66" style:parent-style-name="Normal1" style:family="paragraph">
      <style:text-properties fo:background-color="#FFFF00"/>
    </style:style>
    <style:style style:name="P67" style:parent-style-name="Normal1" style:family="paragraph">
      <style:text-properties fo:background-color="#FFFF00"/>
    </style:style>
    <style:style style:name="P68" style:parent-style-name="Normal1" style:family="paragraph">
      <style:text-properties fo:background-color="#FFFF00"/>
    </style:style>
    <style:style style:name="T69" style:parent-style-name="DefaultParagraphFont" style:family="text">
      <style:text-properties fo:background-color="#FFFF00"/>
    </style:style>
    <style:style style:name="P70" style:parent-style-name="Normal1" style:family="paragraph">
      <style:text-properties fo:background-color="#FFFF00"/>
    </style:style>
    <style:style style:name="P7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use-window-font-color="true" fo:background-color="#FFFF00" fo:hyphenate="true"/>
    </style:style>
    <style:style style:name="P72" style:parent-style-name="Normal1" style:family="paragraph">
      <style:text-properties fo:background-color="#FFFF00"/>
    </style:style>
    <style:style style:name="P73" style:parent-style-name="Normal1" style:family="paragraph">
      <style:text-properties fo:background-color="#FFFF00"/>
    </style:style>
    <style:style style:name="P74" style:parent-style-name="Normal1" style:family="paragraph">
      <style:text-properties fo:background-color="#FFFF00"/>
    </style:style>
    <style:style style:name="T75" style:parent-style-name="DefaultParagraphFont" style:family="text">
      <style:text-properties fo:background-color="#FFFF00"/>
    </style:style>
    <style:style style:name="P76" style:parent-style-name="Normal1" style:family="paragraph">
      <style:text-properties fo:background-color="#FFFF00"/>
    </style:style>
    <style:style style:name="P7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use-window-font-color="true" fo:background-color="#FFFF00" fo:hyphenate="true"/>
    </style:style>
    <style:style style:name="T78" style:parent-style-name="DefaultParagraphFont" style:family="text">
      <style:text-properties fo:background-color="#FFFF00"/>
    </style:style>
    <style:style style:name="T79" style:parent-style-name="DefaultParagraphFont" style:family="text">
      <style:text-properties fo:background-color="#FFFF00"/>
    </style:style>
    <style:style style:name="P80" style:parent-style-name="Normal1" style:family="paragraph">
      <style:text-properties fo:font-size="10pt" style:font-size-asian="10pt" style:font-size-complex="10pt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P86" style:parent-style-name="Normal1" style:family="paragraph">
      <style:text-properties fo:background-color="#FFFF00"/>
    </style:style>
    <style:style style:name="P8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use-window-font-color="true" fo:background-color="#FFFF00" fo:hyphenate="true"/>
    </style:style>
    <style:style style:name="T88" style:parent-style-name="DefaultParagraphFont" style:family="text">
      <style:text-properties fo:background-color="#FFFF00"/>
    </style:style>
    <style:style style:name="T89" style:parent-style-name="DefaultParagraphFont" style:family="text">
      <style:text-properties fo:background-color="#FFFF00"/>
    </style:style>
    <style:style style:name="P90" style:parent-style-name="Normal1" style:family="paragraph">
      <style:text-properties fo:background-color="#FFFF00"/>
    </style:style>
    <style:style style:name="P9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use-window-font-color="true" fo:background-color="#FFFF00" fo:hyphenate="true"/>
    </style:style>
    <style:style style:name="P92" style:parent-style-name="Normal1" style:family="paragraph">
      <style:text-properties fo:background-color="#FFFF00"/>
    </style:style>
    <style:style style:name="P93" style:parent-style-name="Normal1" style:family="paragraph">
      <style:text-properties fo:background-color="#FFFF00"/>
    </style:style>
    <style:style style:name="P94" style:parent-style-name="Normal1" style:family="paragraph">
      <style:text-properties fo:background-color="#FFFF00"/>
    </style:style>
    <style:style style:name="P95" style:parent-style-name="Normal1" style:family="paragraph">
      <style:text-properties fo:background-color="#FFFF00"/>
    </style:style>
    <style:style style:name="P96" style:parent-style-name="Normal1" style:family="paragraph">
      <style:text-properties fo:background-color="#FFFF00"/>
    </style:style>
    <style:style style:name="P97" style:parent-style-name="Normal1" style:family="paragraph">
      <style:text-properties fo:background-color="#FFFF00"/>
    </style:style>
    <style:style style:name="P98" style:parent-style-name="Normal1" style:family="paragraph">
      <style:text-properties fo:background-color="#FFFF00"/>
    </style:style>
    <style:style style:name="P99" style:parent-style-name="Normal1" style:family="paragraph">
      <style:text-properties fo:background-color="#FFFF00"/>
    </style:style>
    <style:style style:name="P100" style:parent-style-name="Normal1" style:family="paragraph">
      <style:text-properties fo:background-color="#FFFF00"/>
    </style:style>
    <style:style style:name="P101" style:parent-style-name="Normal1" style:family="paragraph">
      <style:text-properties fo:background-color="#FFFF00"/>
    </style:style>
    <style:style style:name="P102" style:parent-style-name="Normal1" style:family="paragraph">
      <style:text-properties fo:background-color="#FFFF00"/>
    </style:style>
    <style:style style:name="P103" style:parent-style-name="Normal1" style:family="paragraph">
      <style:text-properties fo:background-color="#FFFF00"/>
    </style:style>
    <style:style style:name="P104" style:parent-style-name="Normal1" style:family="paragraph">
      <style:text-properties fo:background-color="#FFFF00"/>
    </style:style>
    <style:style style:name="T105" style:parent-style-name="DefaultParagraphFont" style:family="text">
      <style:text-properties fo:background-color="#FFFF00"/>
    </style:style>
    <style:style style:name="P106" style:parent-style-name="Normal1" style:family="paragraph">
      <style:text-properties fo:background-color="#FFFF00"/>
    </style:style>
    <style:style style:name="P107" style:parent-style-name="Normal1" style:family="paragraph">
      <style:text-properties fo:background-color="#FFFF00"/>
    </style:style>
    <style:style style:name="P108" style:parent-style-name="Normal1" style:family="paragraph">
      <style:text-properties fo:background-color="#FFFF00"/>
    </style:style>
    <style:style style:name="P109" style:parent-style-name="Normal1" style:family="paragraph">
      <style:text-properties fo:background-color="#FFFF00"/>
    </style:style>
    <style:style style:name="P110" style:parent-style-name="Normal1" style:family="paragraph">
      <style:text-properties fo:background-color="#FFFF00"/>
    </style:style>
    <style:style style:name="P111" style:parent-style-name="Normal1" style:family="paragraph">
      <style:text-properties fo:background-color="#FFFF00"/>
    </style:style>
    <style:style style:name="P112" style:parent-style-name="Normal1" style:family="paragraph">
      <style:text-properties fo:background-color="#FFFF00"/>
    </style:style>
    <style:style style:name="P113" style:parent-style-name="Normal1" style:family="paragraph">
      <style:text-properties fo:background-color="#FFFF00"/>
    </style:style>
    <style:style style:name="P114" style:parent-style-name="Normal1" style:family="paragraph">
      <style:text-properties fo:background-color="#FFFF00"/>
    </style:style>
    <style:style style:name="T115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<text:span text:style-name="T2">Quiz 5</text:span></text:p>
      <text:p text:style-name="Normal1"/>
      <text:p text:style-name="Normal1">All Shell scripts should display usage function, they should also validate input arguments to be correct, use<text:s/>functions<text:s/>and recursion as much as possible.</text:p>
      <text:p text:style-name="Normal1"/>
      <text:p text:style-name="Normal1"/>
      <text:p text:style-name="Normal1">1. Write a shell<text:s/>script to find the number of lines in a list of files using sed.</text:p>
      <text:p text:style-name="Normal1">You should write a for loop to go through all files in a directory and then count the number of lines in each file, display it as:</text:p>
      <text:p text:style-name="Normal1">./script &lt;Full path to directory&gt;</text:p>
      <text:p text:style-name="Normal1">File1 has 45 lines</text:p>
      <text:p text:style-name="Normal1">File2 has 20 lines</text:p>
      <text:p text:style-name="Normal1"/>
      <text:p text:style-name="Normal1">Files in total, 65 lines in total</text:p>
      <text:p text:style-name="Normal1"/>
      <text:p text:style-name="P3">Ans,</text:p>
      <text:p text:style-name="P4"/>
      <text:p text:style-name="P5">#/bin/bash</text:p>
      <text:p text:style-name="P6">echo " please enter the directory name to count the number of lines in a file "</text:p>
      <text:p text:style-name="P7">read directoryname</text:p>
      <text:p text:style-name="P8">cd $directoryname/</text:p>
      <text:p text:style-name="P9">echo " Total number of files in a directory <text:s/>$(find . -maxdepth 1 -type f -printf . | wc -c) "</text:p>
      <text:p text:style-name="Normal1"><text:span text:style-name="T10">find $directoryname | xargs wc -l</text:span></text:p>
      <text:p text:style-name="Normal1"/>
      <text:p text:style-name="Normal1"/>
      <text:p text:style-name="Normal1"/>
      <text:p text:style-name="Normal1">2. <text:s/>Write a shell script to substitute one pattern for another in a text file.</text:p>
      <text:p text:style-name="Normal1">./script.sh oldpattern newpattern</text:p>
      <text:p text:style-name="Normal1">Ans,</text:p>
      <text:p text:style-name="P11">#!/bin/bash</text:p>
      <text:p text:style-name="P12">while read a ;<text:s/></text:p>
      <text:p text:style-name="P13">do echo ${a//abc/XYZ} ; done &lt; /tmp/file.txt &gt; /tmp/file.txt.t ;<text:s/></text:p>
      <text:p text:style-name="Normal1"><text:span text:style-name="T14">mv<text:s/></text:span><text:span text:style-name="T15">/tmp/file.txt{.t,}</text:span></text:p>
      <text:p text:style-name="Normal1"/>
      <text:p text:style-name="Normal1">3. Write a shell script to print complete pathname associated with pid. User has to pass the PID from command line.</text:p>
      <text:p text:style-name="Normal1">./script.sh PID</text:p>
      <text:p text:style-name="P16">Ans,</text:p>
      <text:p text:style-name="P17">#/bin/bash</text:p>
      <text:p text:style-name="P18">echo "Please enter the processor name"</text:p>
      <text:p text:style-name="P19">read processname</text:p>
      <text:p text:style-name="Normal1"><text:span text:style-name="T20">ps -ef | grep $processname | grep -</text:span><text:span text:style-name="T21">v grep | awk '{print $2}'</text:span></text:p>
      <text:p text:style-name="Normal1"/>
      <text:p text:style-name="Normal1">4. Write a shell script to print all users on system using awk.</text:p>
      <text:p text:style-name="Normal1">Hint: Learn what is /etc/passwd file in Linux</text:p>
      <text:soft-page-break/>
      <text:p text:style-name="P22">Ans,</text:p>
      <text:p text:style-name="P23">#!/bin/bash</text:p>
      <text:p text:style-name="P24">VAR1=$(cut -d: -f1 /etc/passwd)</text:p>
      <text:p text:style-name="P25">echo -e “The users in the system as fallows..n $VAR1 n Completed listing<text:s/>users..!”</text:p>
      <text:p text:style-name="Normal1"><text:span text:style-name="T26">echo “Total number of users are $(cat /etc/passwd | wc -l)”</text:span></text:p>
      <text:p text:style-name="Normal1"/>
      <text:p text:style-name="Normal1"/>
      <text:p text:style-name="Normal1"/>
      <text:p text:style-name="Normal1">5. Write a shell script to list the frequency of words used in a file.</text:p>
      <text:p text:style-name="Normal1">Hint: Sort and uniq commands will help</text:p>
      <text:p text:style-name="P27">Ans,</text:p>
      <text:p text:style-name="P28">#/bin/bash</text:p>
      <text:p text:style-name="P29">echo " Please enter the file name "</text:p>
      <text:p text:style-name="P30">read filename</text:p>
      <text:p text:style-name="Normal1"><text:span text:style-name="T31">tr -c '[:a</text:span><text:span text:style-name="T32">lnum:]' '[\n*]' &lt; $filename | sort | uniq -c | sort -nr | head <text:s/>-10</text:span></text:p>
      <text:p text:style-name="Normal1"/>
      <text:p text:style-name="Normal1">6. Write a script to take backup of files changed in last 24 hours and archive them.</text:p>
      <text:p text:style-name="Normal1">Hint: Read the Find command tutorial in Linux folder. We typically take backups of a folder by<text:s/>“tar”-ring the entire folders.</text:p>
      <text:p text:style-name="P33">Ans,</text:p>
      <text:p text:style-name="P34">#/bin/bash</text:p>
      <text:p text:style-name="P35">echo " Please enter the directory name "</text:p>
      <text:p text:style-name="P36">read directoryname</text:p>
      <text:p text:style-name="P37">find $directoryname -mtime -1 -ls</text:p>
      <text:p text:style-name="P38"/>
      <text:p text:style-name="P39">oldfile=$1</text:p>
      <text:p text:style-name="P40">newfile=$2</text:p>
      <text:p text:style-name="P41"/>
      <text:p text:style-name="P42">month=`date +%B`</text:p>
      <text:p text:style-name="P43">year=`date +%Y`</text:p>
      <text:p text:style-name="P44"/>
      <text:p text:style-name="P45">prefix="frozenskys"</text:p>
      <text:p text:style-name="P46"/>
      <text:p text:style-name="P47">archivefile=$prefix.$month.$year.tar</text:p>
      <text:p text:style-name="P48"/>
      <text:p text:style-name="P49">#<text:s/>Check for existence of a compressed archive matching the naming convention</text:p>
      <text:p text:style-name="P50">if [ -e $archivefile.gz ]</text:p>
      <text:p text:style-name="P51">then</text:p>
      <text:p text:style-name="P52"><text:s text:c="4"/>echo "Archive file $archivefile already exists..."</text:p>
      <text:p text:style-name="P53"><text:s text:c="4"/>echo "Adding file '$oldfile' to existing tar archive..."</text:p>
      <text:p text:style-name="P54"/>
      <text:p text:style-name="P55"><text:s text:c="4"/>#<text:s/>Uncompres<text:s/>the archive, because you can't add a file to a</text:p>
      <text:p text:style-name="P56"><text:s text:c="4"/># compressed archive</text:p>
      <text:p text:style-name="Normal1"><text:span text:style-name="T57"><text:s text:c="4"/>gunzip $archivefile.gz</text:span></text:p>
      <text:p text:style-name="Normal1"/>
      <text:p text:style-name="Normal1"><text:s text:c="4"/><text:span text:style-name="T58"># Add the file to the archive</text:span></text:p>
      <text:p text:style-name="P59"><text:s text:c="4"/>tar --append --file=$archivefile $oldfile</text:p>
      <text:p text:style-name="P60"/>
      <text:p text:style-name="P61"><text:s text:c="4"/># Recompress the archive</text:p>
      <text:p text:style-name="P62"><text:s text:c="4"/>gzip $archivefile</text:p>
      <text:p text:style-name="P63"/>
      <text:p text:style-name="P64"># No existing archive - create a new<text:s/>one and add the file</text:p>
      <text:p text:style-name="P65">else</text:p>
      <text:p text:style-name="P66"><text:s text:c="4"/>echo "Creating new archive file '$archivefile'..."</text:p>
      <text:p text:style-name="P67"><text:s text:c="4"/>tar --create --file=$archivefile $oldfile</text:p>
      <text:p text:style-name="P68"><text:s text:c="4"/>gzip $archivefile</text:p>
      <text:p text:style-name="Normal1"><text:span text:style-name="T69">fi</text:span></text:p>
      <text:p text:style-name="Normal1"/>
      <text:p text:style-name="Normal1">7. Write a shell script to determine if a particular service is active or not. For eg: if SSH service is active it should display yes and vice versa. Use netstat , ps commands etc</text:p>
      <text:p text:style-name="P70">Ans,</text:p>
      <text:p text:style-name="P71">#!/bin/bash</text:p>
      <text:p text:style-name="P72">echo " Enter the processor name"</text:p>
      <text:p text:style-name="P73">read process</text:p>
      <text:p text:style-name="P74">systemctl status $process</text:p>
      <text:p text:style-name="Normal1"><text:span text:style-name="T75">ps -ef |grep $process</text:span></text:p>
      <text:p text:style-name="Normal1"/>
      <text:p text:style-name="Normal1">8. Write a shell script to remove spaces from filenames and replace it<text:s/>with underscore</text:p>
      <text:p text:style-name="Normal1">Hint: you can use mv command to re-name files</text:p>
      <text:p text:style-name="P76">Ans,</text:p>
      <text:p text:style-name="P77">#!/bin/bash</text:p>
      <text:p text:style-name="Normal1"><text:span text:style-name="T78">f</text:span><text:span text:style-name="T79">ind /tmp/ -depth -name "* *" -execdir rename 's/ /_/g' "{}" \;</text:span></text:p>
      <text:p text:style-name="Normal1"/>
      <text:p text:style-name="Normal1">9. Write a shell script which prints the df output in more formatted way as below</text:p>
      <text:p text:style-name="Normal1"/>
      <text:p text:style-name="P80"/>
      <text:p text:style-name="Normal1"><text:span text:style-name="T81">Filesystem <text:s text:c="20"/>Size <text:s text:c="3"/>Used</text:span><text:span text:style-name="T82"><text:s text:c="3"/>Avail Capacity <text:s/>Mounted</text:span></text:p>
      <text:p text:style-name="Normal1"><text:span text:style-name="T83">/dev/sda1 <text:s text:c="18"/>446.71G <text:s/>18.11G 405.88G <text:s text:c="6"/>5% <text:s/>/</text:span></text:p>
      <text:p text:style-name="Normal1"><text:span text:style-name="T84">udev <text:s text:c="27"/>10M <text:s text:c="6"/>0 <text:s text:c="4"/>10M <text:s text:c="6"/>0% <text:s/>/dev</text:span></text:p>
      <text:p text:style-name="Normal1"><text:span text:style-name="T85">tmpfs <text:s text:c="24"/>1.14G <text:s text:c="2"/>9.16M <text:s text:c="2"/>1.13G <text:s text:c="6"/>1% <text:s/>/run</text:span></text:p>
      <text:p text:style-name="Normal1"/>
      <text:p text:style-name="P86">ans,</text:p>
      <text:p text:style-name="P87">#!/bin/bash</text:p>
      <text:p text:style-name="Normal1"><text:span text:style-name="T88">d</text:span><text:span text:style-name="T89">f -h</text:span></text:p>
      <text:p text:style-name="Normal1"/>
      <text:p text:style-name="Normal1">10. Write a shell<text:s/>script to summarize available disk space and present in a logical and readable fashion</text:p>
      <text:p text:style-name="Normal1"/>
      <text:p text:style-name="P90">Ans,</text:p>
      <text:soft-page-break/>
      <text:p text:style-name="P91">#!/bin/bash</text:p>
      <text:p text:style-name="P92">free -h | grep -v + &gt; /tmp/ramcache</text:p>
      <text:p text:style-name="P93">echo -e '\E[32m'"Ram Usages :" $tecreset</text:p>
      <text:p text:style-name="P94">cat /tmp/ramcache | grep -v "Swap"</text:p>
      <text:p text:style-name="P95">echo -e '\E[32m'"Swap Usages :" $tecreset</text:p>
      <text:p text:style-name="P96">cat /tmp/ramcache | grep -v "Mem"</text:p>
      <text:p text:style-name="P97"/>
      <text:p text:style-name="P98"># Check Disk Usages</text:p>
      <text:p text:style-name="P99">df -h| grep 'Filesystem\|/dev/sda*' &gt; /tmp/diskusage</text:p>
      <text:p text:style-name="P100">echo -e '\E[32m'"Disk Usages :" $tecreset</text:p>
      <text:p text:style-name="P101">cat /tmp/diskusage</text:p>
      <text:p text:style-name="P102"/>
      <text:p text:style-name="P103"># Check Load Average</text:p>
      <text:p text:style-name="P104">loadaverage=$(top -n 1 -b | grep "load average:" | awk '{print<text:s/>$10 $11 $12}')</text:p>
      <text:p text:style-name="Normal1"><text:span text:style-name="T105">echo -e '\E[32m'"Load Average :" $tecreset $loadaverage</text:span></text:p>
      <text:p text:style-name="Normal1"/>
      <text:p text:style-name="Normal1"/>
      <text:p text:style-name="Normal1"/>
      <text:p text:style-name="Normal1">11. <text:s/>Write a shell function to rename .txt files to .text</text:p>
      <text:p text:style-name="Normal1"/>
      <text:p text:style-name="P106">Ans,</text:p>
      <text:p text:style-name="P107">for noteFile in **</text:p>
      <text:p text:style-name="P108">do</text:p>
      <text:p text:style-name="P109"># Check<text:s/>for case sensitive files</text:p>
      <text:p text:style-name="P110"><text:s text:c="4"/>if [[ ${noteFile,,} == *".text"* ]] &amp;&amp; [[ ${noteFile,,} != *".txt" ]] &amp;&amp; [[ ! -d "$noteFile" ]]</text:p>
      <text:p text:style-name="P111"><text:s text:c="4"/>then</text:p>
      <text:p text:style-name="P112"><text:s text:c="8"/>#<text:s/>move and rename the file to your saved<text:s/>directory.</text:p>
      <text:p text:style-name="P113"><text:s text:c="8"/>mv "$noteFile" "$movePath/$noteFile.txt"</text:p>
      <text:p text:style-name="P114"><text:s text:c="4"/>fi</text:p>
      <text:p text:style-name="Normal1"><text:span text:style-name="T115">d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Textbody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next-style-name="Textbody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Heading3" style:display-name="Heading 3" style:family="paragraph" style:next-style-name="Textbody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4" style:display-name="Heading 4" style:family="paragraph" style:next-style-name="Textbody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Heading5" style:display-name="Heading 5" style:family="paragraph" style:next-style-name="Textbody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next-style-name="Textbody" style:default-outline-level="6">
      <style:paragraph-properties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use-window-font-color="tru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1" style:display-name="Normal1" style:family="paragraph">
      <style:paragraph-properties fo:widows="2" fo:orphans="2"/>
      <style:text-properties style:use-window-font-color="true" fo:hyphenate="false"/>
    </style:style>
    <style:style style:name="Title" style:display-name="Title" style:family="paragraph" style:parent-style-name="Normal1" style:next-style-name="Subtitle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itle" style:display-name="Subtitle" style:family="paragraph" style:parent-style-name="Normal1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style:font-style-complex="italic" fo:font-size="14pt" style:font-size-asian="14pt" style:font-size-complex="14pt"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akir Miya Mohammed</meta:initial-creator>
    <dc:creator>muthineni shirisha</dc:creator>
    <meta:creation-date>2015-12-24T21:35:00Z</meta:creation-date>
    <dc:date>2018-01-05T00:42:00Z</dc:date>
    <meta:template xlink:href="Normal" xlink:type="simple"/>
    <meta:editing-cycles>6</meta:editing-cycles>
    <meta:editing-duration>PT144900S</meta:editing-duration>
    <meta:user-defined meta:name="AppVersion">14.0000</meta:user-defined>
    <meta:user-defined meta:name="Company">Macys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9" meta:word-count="709" meta:character-count="4745" meta:row-count="33" meta:non-whitespace-character-count="4045"/>
  </office:meta>
</office:document-meta>
</file>